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0.385cm" fo:min-width="0.135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0.135cm"/>
    </style:style>
    <style:style style:name="P1" style:family="paragraph">
      <loext:graphic-properties draw:fill="solid" draw:fill-color="#808080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2.905cm" svg:y="2.5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3.54cm" svg:y="2.5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2.904cm" svg:y="3.1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3.539cm" svg:y="3.1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5cm" svg:height="0.635cm" svg:x="5.105cm" svg:y="2.5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5.74cm" svg:y="2.5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5.104cm" svg:y="3.1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5cm" svg:height="0.635cm" svg:x="5.739cm" svg:y="3.1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7.305cm" svg:y="2.5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7.94cm" svg:y="2.5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7.304cm" svg:y="3.1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7.939cm" svg:y="3.1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5cm" svg:height="0.635cm" svg:x="9.505cm" svg:y="2.5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0.14cm" svg:y="2.5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9.504cm" svg:y="3.1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5cm" svg:height="0.635cm" svg:x="10.139cm" svg:y="3.18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4-12-04T03:10:13.032995125</meta:creation-date>
    <dc:date>2024-12-04T03:14:52.039715105</dc:date>
    <meta:editing-duration>PT4M39S</meta:editing-duration>
    <meta:editing-cycles>1</meta:editing-cycles>
    <meta:document-statistic meta:object-count="16"/>
    <meta:generator>LibreOffice/7.1.3.2$MacOSX_X86_64 LibreOffice_project/47f78053abe362b9384784d31a6e56f8511eb1c1</meta:generator>
  </office:meta>
</office:document-meta>
</file>